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a6764" officeooo:paragraph-rsid="001a6764"/>
    </style:style>
    <style:style style:name="P2" style:family="paragraph" style:parent-style-name="Standard">
      <style:text-properties officeooo:rsid="001c5db1" officeooo:paragraph-rsid="001c5db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äyttöohje</text:p>
      <text:p text:style-name="P1"><text:line-break/>Tietokannassa on 3 tietotaulukkoa: Ryhmät, henkilötiedot ja henkilöiden ryhmät.</text:p>
      <text:p text:style-name="P1"><text:line-break/>Henkilötiedot.</text:p>
      <text:p text:style-name="P1">Kaikista rekisterin henkilöistä löytyy henkilötiedot ja tietokannasta voidaan tehdä haku, missä kerrotaan valitun henkilön ryhmät. Tästä näkymästä voidaan myös lisätä ja poistaa henkilön ryhmiä. <text:s/>Ryhmän jäsenten lisääminen tapahtuu siis henkilönäkymästä.</text:p>
      <text:p text:style-name="P1"/>
      <text:p text:style-name="P1">Ryhmät</text:p>
      <text:p text:style-name="P1">Tietokannasta voi hakea ryhmiä. Ryhmien lisätietoakohtaa voi muokata. Näkymästä voi myös lisätä uuden ryhmän. Tietokannasta voi tehdä hakuja ryhmien jäsenistä. Ryhmien nimeä ei voi muuttaa, mutta ryhmän voi tuhota.</text:p>
      <text:p text:style-name="P1"/>
      <text:p text:style-name="P1">Henkilöiden ryhmät</text:p>
      <text:p text:style-name="P1">Henkilöiden ryhmät on monensuhde moneen taulukko. Käyttäjä ei käytä taulukkoa suoraan, eikä tietoja voi muokata. Käyttäjä voi poistaa henkilön kautta hänen ryhmiään tai lisätä samasta näkymästä henkilölle ryhmiä.</text:p>
      <text:p text:style-name="P1"/>
      <text:p text:style-name="P2">Haluat lisätä henkilön ryhmään tai poistaa henkilön ryhmästä:</text:p>
      <text:p text:style-name="P2">-&gt;Henkilöt</text:p>
      <text:p text:style-name="P2">-&gt;Valitse</text:p>
      <text:p text:style-name="P2">-&gt;Lisää ryhmä/poista ryhmä</text:p>
      <text:p text:style-name="P2"/>
      <text:p text:style-name="P2">Haluat muokata henkilön yhteystietoja:</text:p>
      <text:p text:style-name="P2">→Henkilöt</text:p>
      <text:p text:style-name="P2">→ Valitset</text:p>
      <text:p text:style-name="P2">→ muokkaa</text:p>
      <text:p text:style-name="P2"/>
      <text:p text:style-name="P2">Haluat tarkistaa henkilön yhteistiedot</text:p>
      <text:p text:style-name="P2">→ Henkilöt </text:p>
      <text:p text:style-name="P2">→ Hae</text:p>
      <text:p text:style-name="P2"/>
      <text:p text:style-name="P2">Haluat lista tietyn ryhmän jäsenistä:</text:p>
      <text:p text:style-name="P2">-&gt;Ryhmät</text:p>
      <text:p text:style-name="P2">-&gt;Ryhmän jäsenet</text:p>
      <text:p text:style-name="P2"/>
      <text:p text:style-name="P2">Haluat lisätä uuden ryhmän</text:p>
      <text:p text:style-name="P2">→ Ryhmät</text:p>
      <text:p text:style-name="P2">→ Uusi ryhmästä</text:p>
      <text:p text:style-name="P2"/>
      <text:p text:style-name="P2">Haluat poistaa ryhmän</text:p>
      <text:p text:style-name="P2">→ Ryhmät</text:p>
      <text:p text:style-name="P2">→ Poista ryhmästä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i" fo:country="FI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5T12:52:58.710339733</meta:creation-date>
    <dc:date>2015-09-25T13:10:17.687582686</dc:date>
    <meta:editing-duration>PT12M2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28" meta:word-count="163" meta:character-count="1191" meta:non-whitespace-character-count="1189"/>
  </office:meta>
</office:document-meta>
</file>